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d9580" officeooo:paragraph-rsid="002d9580"/>
    </style:style>
    <style:style style:name="P2" style:family="paragraph" style:parent-style-name="Standard">
      <style:text-properties officeooo:rsid="0061d4d6" officeooo:paragraph-rsid="0061d4d6"/>
    </style:style>
    <style:style style:name="T1" style:family="text">
      <style:text-properties officeooo:rsid="004803e7"/>
    </style:style>
    <style:style style:name="T2" style:family="text">
      <style:text-properties officeooo:rsid="004d92d6"/>
    </style:style>
    <style:style style:name="T3" style:family="text">
      <style:text-properties officeooo:rsid="0061d4d6"/>
    </style:style>
    <style:style style:name="T4" style:family="text">
      <style:text-properties officeooo:rsid="006298de"/>
    </style:style>
    <style:style style:name="T5" style:family="text">
      <style:text-properties officeooo:rsid="0063a58f"/>
    </style:style>
    <style:style style:name="T6" style:family="text">
      <style:text-properties officeooo:rsid="0069c602"/>
    </style:style>
    <style:style style:name="T7" style:family="text">
      <style:text-properties officeooo:rsid="006bc03f"/>
    </style:style>
    <style:style style:name="T8" style:family="text">
      <style:text-properties officeooo:rsid="006d56e9"/>
    </style:style>
    <style:style style:name="T9" style:family="text">
      <style:text-properties officeooo:rsid="007be26e"/>
    </style:style>
    <style:style style:name="T10" style:family="text">
      <style:text-properties officeooo:rsid="007f4ad8"/>
    </style:style>
    <style:style style:name="T11" style:family="text">
      <style:text-properties officeooo:rsid="008083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olution des systèmes</text:p>
      <text:p text:style-name="P1"/>
      <text:p text:style-name="P1">Vie quotidienne :</text:p>
      <text:p text:style-name="P1"/>
      <text:p text:style-name="P1">-Poubelle . 1884 . Eugène Poubelle</text:p>
      <text:p text:style-name="P1"/>
      <text:p text:style-name="P1">-Brosse à dent . Vers 1400 . <text:span text:style-name="T1">Pa</text:span><text:span text:style-name="T2">r</text:span> <text:span text:style-name="T2">les Chinois</text:span></text:p>
      <text:p text:style-name="P1"/>
      <text:p text:style-name="P1">-<text:span text:style-name="T2">Concours Lépine . 1902 . Louis Lépine</text:span></text:p>
      <text:p text:style-name="P1"/>
      <text:p text:style-name="P1">-<text:span text:style-name="T3">Cocotte minute . 1679 . Denis Papin</text:span></text:p>
      <text:p text:style-name="P1"/>
      <text:p text:style-name="P1">-<text:span text:style-name="T4">Ouvre-</text:span><text:span text:style-name="T5">bo</text:span><text:span text:style-name="T6">ît</text:span><text:span text:style-name="T7">e . </text:span><text:span text:style-name="T8">1855 . </text:span><text:span text:style-name="T9">Soldats Américains</text:span></text:p>
      <text:p text:style-name="P1"/>
      <text:p text:style-name="P1">-<text:span text:style-name="T10">Savon . 80 après J.-C. . </text:span><text:span text:style-name="T11">Gauloi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15:18:37.398642500</meta:creation-date>
    <meta:generator>LibreOffice/25.2.5.2$Windows_X86_64 LibreOffice_project/03d19516eb2e1dd5d4ccd751a0d6f35f35e08022</meta:generator>
    <dc:date>2025-10-14T15:32:10.762483000</dc:date>
    <meta:editing-duration>PT13M24S</meta:editing-duration>
    <meta:editing-cycles>23</meta:editing-cycles>
    <meta:document-statistic meta:table-count="0" meta:image-count="0" meta:object-count="0" meta:page-count="1" meta:paragraph-count="8" meta:word-count="49" meta:character-count="264" meta:non-whitespace-character-count="223"/>
  </office:meta>
</office:document-meta>
</file>